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style:font-name-complex="Calibri"/>
    </style:style>
    <style:style style:name="P2" style:family="paragraph" style:parent-style-name="Standard">
      <style:text-properties style:font-name="Calibri" style:language-asian="de" style:country-asian="DE" style:font-name-complex="Calibri" style:language-complex="ar" style:country-complex="SA"/>
    </style:style>
    <style:style style:name="P3" style:family="paragraph" style:parent-style-name="Standard">
      <style:paragraph-properties fo:margin-top="0cm" fo:margin-bottom="0.318cm" style:contextual-spacing="false" fo:hyphenation-ladder-count="no-limit" style:vertical-align="auto"/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4" style:family="paragraph" style:parent-style-name="Standard">
      <style:paragraph-properties fo:margin-top="0cm" fo:margin-bottom="0.318cm" style:contextual-spacing="false" fo:hyphenation-ladder-count="no-limit" style:vertical-align="auto"/>
      <style:text-properties fo:hyphenate="true" loext:hyphenation-no-caps="false"/>
    </style:style>
    <style:style style:name="P5" style:family="paragraph" style:parent-style-name="Standard">
      <style:text-properties style:language-asian="de" style:country-asian="DE" style:language-complex="ar" style:country-complex="SA"/>
    </style:style>
    <style:style style:name="P6" style:family="paragraph" style:parent-style-name="Standard_20__28_Web_29_">
      <style:paragraph-properties fo:margin-left="1.376cm" fo:margin-right="0cm" fo:margin-top="0cm" fo:margin-bottom="0.265cm" style:contextual-spacing="false" fo:text-indent="0cm" style:auto-text-indent="false">
        <style:tab-stops/>
      </style:paragraph-properties>
    </style:style>
    <style:style style:name="P7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8" style:family="paragraph" style:parent-style-name="Heading_20_2">
      <style:text-properties style:font-name-asian="Times New Roman" style:language-asian="de" style:country-asian="DE" style:language-complex="ar" style:country-complex="SA"/>
    </style:style>
    <style:style style:name="P9" style:family="paragraph" style:parent-style-name="Listenabsatz" style:list-style-name="L2">
      <style:paragraph-properties fo:margin-top="0.176cm" fo:margin-bottom="0.318cm" style:contextual-spacing="false" fo:hyphenation-ladder-count="no-limit" style:vertical-align="auto"/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10" style:family="paragraph" style:parent-style-name="Standard" style:list-style-name="L1">
      <style:paragraph-properties fo:margin-left="0cm" fo:margin-right="0cm" fo:margin-top="0.176cm" fo:margin-bottom="0.318cm" style:contextual-spacing="false" fo:hyphenation-ladder-count="no-limit" fo:text-indent="0cm" style:auto-text-indent="false" style:vertical-align="auto">
        <style:tab-stops>
          <style:tab-stop style:position="-1.27cm"/>
        </style:tab-stops>
      </style:paragraph-properties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11" style:family="paragraph" style:parent-style-name="Standard">
      <style:paragraph-properties fo:margin-top="0cm" fo:margin-bottom="0.318cm" style:contextual-spacing="false" fo:hyphenation-ladder-count="no-limit" style:vertical-align="auto"/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12" style:family="paragraph" style:parent-style-name="Standard">
      <style:paragraph-properties fo:margin-left="0cm" fo:margin-right="0cm" fo:margin-top="0cm" fo:margin-bottom="0.265cm" style:contextual-spacing="false" style:line-height-at-least="0.503cm" fo:text-indent="0cm" style:auto-text-indent="false">
        <style:tab-stops/>
      </style:paragraph-properties>
      <style:text-properties fo:color="#000000" loext:opacity="100%" style:font-name="Droid Sans Mono" fo:font-size="10.5pt" fo:font-weight="normal" officeooo:paragraph-rsid="001118c4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118c4" fo:background-color="transparen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118c4" fo:background-color="transparent"/>
    </style:style>
    <style:style style:name="P15" style:family="paragraph" style:parent-style-name="Standard_20__28_Web_29_" style:list-style-name="L3">
      <style:paragraph-properties fo:margin-left="0cm" fo:margin-right="0cm" fo:margin-top="0cm" fo:margin-bottom="0.265cm" style:contextual-spacing="false" fo:text-indent="0cm" style:auto-text-indent="false">
        <style:tab-stops>
          <style:tab-stop style:position="-0.741cm"/>
        </style:tab-stops>
      </style:paragraph-properties>
    </style:style>
    <style:style style:name="P16" style:family="paragraph" style:parent-style-name="Standard_20__28_Web_29_" style:list-style-name="L3">
      <style:paragraph-properties fo:margin-left="0cm" fo:margin-right="0cm" fo:margin-top="0cm" fo:margin-bottom="0.265cm" style:contextual-spacing="false" fo:text-indent="0cm" style:auto-text-indent="false">
        <style:tab-stops>
          <style:tab-stop style:position="-0.741cm"/>
        </style:tab-stops>
      </style:paragraph-properties>
      <style:text-properties style:font-name="Calibri" fo:letter-spacing="-0.004cm" style:font-name-complex="Calibri"/>
    </style:style>
    <style:style style:name="P17" style:family="paragraph" style:parent-style-name="Standard_20__28_Web_29_">
      <style:paragraph-properties fo:margin-left="0cm" fo:margin-right="0cm" fo:margin-top="0cm" fo:margin-bottom="0.265cm" style:contextual-spacing="false" fo:text-indent="0cm" style:auto-text-indent="false">
        <style:tab-stops/>
      </style:paragraph-properties>
    </style:style>
    <style:style style:name="P18" style:family="paragraph" style:parent-style-name="Standard_20__28_Web_29_">
      <style:paragraph-properties fo:margin-left="0cm" fo:margin-right="0cm" fo:margin-top="0cm" fo:margin-bottom="0.265cm" style:contextual-spacing="false" fo:text-indent="0cm" style:auto-text-indent="false">
        <style:tab-stops/>
      </style:paragraph-properties>
      <style:text-properties officeooo:paragraph-rsid="001118c4"/>
    </style:style>
    <style:style style:name="P19" style:family="paragraph" style:parent-style-name="Standard_20__28_Web_29_">
      <style:paragraph-properties fo:margin-left="0cm" fo:margin-right="0cm" fo:margin-top="0cm" fo:margin-bottom="0.265cm" style:contextual-spacing="false" fo:text-indent="0cm" style:auto-text-indent="false">
        <style:tab-stops/>
      </style:paragraph-properties>
      <style:text-properties officeooo:rsid="001e0080" officeooo:paragraph-rsid="001118c4"/>
    </style:style>
    <style:style style:name="P20" style:family="paragraph">
      <loext:graphic-properties draw:fill="none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letter-spacing="-0.004cm" style:font-name-complex="Calibri"/>
    </style:style>
    <style:style style:name="T3" style:family="text">
      <style:text-properties style:font-name="Calibri" fo:letter-spacing="-0.004cm" officeooo:rsid="001118c4" style:font-name-complex="Calibri"/>
    </style:style>
    <style:style style:name="T4" style:family="text">
      <style:text-properties style:font-name="Calibri" fo:font-size="12pt" fo:background-color="#f7f7f8" loext:char-shading-value="0" style:font-size-asian="12pt" style:font-name-complex="Calibri" style:font-size-complex="12pt"/>
    </style:style>
    <style:style style:name="T5" style:family="text">
      <style:text-properties style:font-name="Calibri" fo:font-size="12pt" fo:letter-spacing="-0.004cm" fo:background-color="#f7f7f8" loext:char-shading-value="0" style:font-size-asian="12pt" style:font-name-complex="Calibri" style:font-size-complex="12pt"/>
    </style:style>
    <style:style style:name="T6" style:family="text"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/>
    </style:style>
    <style:style style:name="T7" style:family="text">
      <style:text-properties fo:color="#383838" loext:opacity="100%" style:font-name="Calibri" fo:font-size="11.5pt" fo:font-style="italic" style:letter-kerning="false" style:font-name-asian="Times New Roman" style:font-size-asian="11.5pt" style:language-asian="de" style:country-asian="DE" style:font-style-asian="italic" style:font-name-complex="Calibri" style:font-size-complex="11.5pt" style:language-complex="ar" style:country-complex="SA" style:font-style-complex="italic"/>
    </style:style>
    <style:style style:name="T8" style:family="text">
      <style:text-properties style:font-name-asian="Times New Roman" style:language-asian="de" style:country-asian="DE" style:language-complex="ar" style:country-complex="S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etter-spacing="-0.004cm" officeooo:rsid="001118c4"/>
    </style:style>
    <style:style style:name="T11" style:family="text">
      <style:text-properties fo:color="#000000" loext:opacity="100%" style:font-name="Calibri Light" fo:font-size="13pt" fo:letter-spacing="-0.004cm" fo:font-weight="bold" officeooo:rsid="001118c4" style:font-name-asian="Times New Roman" style:font-size-asian="13pt" style:language-asian="de" style:country-asian="DE" style:font-weight-asian="bold" style:font-name-complex="Calibri Light" style:font-size-complex="11.5pt" style:language-complex="ar" style:country-complex="SA" style:font-weight-complex="bold"/>
    </style:style>
    <style:style style:name="T12" style:family="text">
      <style:text-properties fo:color="#000000" loext:opacity="100%" style:font-name="Droid Sans Mono" fo:font-size="10.5pt" fo:letter-spacing="-0.004cm" fo:font-weight="normal" officeooo:rsid="001118c4" fo:background-color="transparent" loext:char-shading-value="0" style:font-name-asian="Times New Roman" style:font-size-asian="13pt" style:language-asian="de" style:country-asian="DE" style:font-weight-asian="bold" style:font-name-complex="Calibri Light" style:font-size-complex="11.5pt" style:language-complex="ar" style:country-complex="SA" style:font-weight-complex="bold"/>
    </style:style>
    <style:style style:name="T13" style:family="text">
      <style:text-properties officeooo:rsid="001e91c1"/>
    </style:style>
    <style:style style:name="T14" style:family="text">
      <style:text-properties officeooo:rsid="0020333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connector text:anchor-type="paragraph" draw:z-index="0" draw:name="Linie 1" draw:style-name="gr1" draw:text-style-name="P20" draw:type="line" svg:x1="0.042cm" svg:y1="1.406cm" svg:x2="17.267cm" svg:y2="1.406cm" svg:d="M42 1406h17225" svg:viewBox="0 0 17226 2"><text:p/></draw:connector><text:span text:style-name="Absatz-Standardschriftart"><text:span text:style-name="T1">Übung 1:</text:span></text:span></text:h>
      <text:p text:style-name="P1"/>
      <text:p text:style-name="P1"/>
      <text:h text:style-name="Heading_20_2" text:outline-level="2">Aufgabe 1:</text:h>
      <text:p text:style-name="Standard"/>
      <text:p text:style-name="P3">Modelliere eine Klasse Auto:</text:p>
      <text:list xml:id="list1674085084" text:style-name="L1">
        <text:list-header>
          <text:p text:style-name="P10">Zu einem Auto werden KFZ-Kennzeichen, Kilometerstand, Tankvolumen, Kraftstoffverbrauch und Kraftstoffmenge gespeichert</text:p>
          <text:p text:style-name="P10">Ein Auto hat folgende Methoden: </text:p>
        </text:list-header>
      </text:list>
      <text:list xml:id="list503375541" text:style-name="L2">
        <text:list-item>
          <text:p text:style-name="P9">tanken(double menge): Ausgabe auf Konsole ob Tanken erfolgreich ist mit Ausgabe der Kraftstoffmenge oder Ausgabe das Tanken nicht möglich ist, da das Tankvolumen überschritten wird</text:p>
        </text:list-item>
        <text:list-item>
          <text:p text:style-name="P9">fahren(double strecke): Ausgabe auf Konsole das Fahren erfolgreich ist und Kilometerstand ausgeben oder Ausgabe das Fahren nicht möglich ist, wegen zu wenig Kraftstoff (verbrauch = strecke / Kraftstoffverbrauch)</text:p>
        </text:list-item>
      </text:list>
      <text:list xml:id="list152106515967870" text:style-name="L1">
        <text:list-header>
          <text:p text:style-name="P10">Die aktuellen Werte der Attribute KFZ-Kennzeichen, Kilometerstand und Tankvolumen können abgefragt werden. (get Methoden)</text:p>
          <text:p text:style-name="P10">Ein Auto soll sowohl ohne Werte als auch mit geeigneten Startwerten erzeugt werden können. (Konstruktor mit und ohne Werte)</text:p>
        </text:list-header>
      </text:list>
      <text:p text:style-name="P4"><text:span text:style-name="Absatz-Standardschriftart"><text:span text:style-name="T6">Implementiere die Klasse </text:span></text:span><text:span text:style-name="Absatz-Standardschriftart"><text:span text:style-name="T7">Auto </text:span></text:span><text:span text:style-name="Absatz-Standardschriftart"><text:span text:style-name="T6">in Java. </text:span></text:span></text:p>
      <text:p text:style-name="P4"><text:span text:style-name="Absatz-Standardschriftart"><text:span text:style-name="T6">Implementiere eine Klasse </text:span></text:span><text:span text:style-name="Absatz-Standardschriftart"><text:span text:style-name="T7">AppAuto</text:span></text:span><text:span text:style-name="Absatz-Standardschriftart"><text:span text:style-name="T6">, in der zwei Autos erzeugt werden und diese fahren bzw. tanken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P8" text:outline-level="2">Aufgabe 2:</text:h>
      <text:p text:style-name="Standard"><text:span text:style-name="T8"/></text:p>
      <text:p text:style-name="P2">Schreibe eine Klasse DiceGame:</text:p>
      <text:p text:style-name="P5"/>
      <text:list xml:id="list1640834420" text:style-name="L3">
        <text:list-header>
          <text:p text:style-name="P15"><text:span text:style-name="Absatz-Standardschriftart"><text:span text:style-name="T2">Schreibe eine Methode</text:span></text:span><text:span text:style-name="apple-converted-space"><text:span text:style-name="T2"> </text:span></text:span><text:span text:style-name="HTML_20_Code"><text:span text:style-name="T4">int[] shuffleDice()</text:span></text:span><text:span text:style-name="Absatz-Standardschriftart"><text:span text:style-name="T2">, die ein</text:span></text:span><text:span text:style-name="apple-converted-space"><text:span text:style-name="T2"> </text:span></text:span><text:span text:style-name="HTML_20_Code"><text:span text:style-name="T4">int</text:span></text:span><text:span text:style-name="Absatz-Standardschriftart"><text:span text:style-name="T2">-Array mit 5 zufälligen Zahlen liefert, die zwischen 1 und 6 liegen.</text:span></text:span></text:p>
          <text:p text:style-name="P15"><text:span text:style-name="Absatz-Standardschriftart"><text:span text:style-name="T2">Schreibe eine Methode</text:span></text:span><text:span text:style-name="apple-converted-space"><text:span text:style-name="T2"> </text:span></text:span><text:span text:style-name="HTML_20_Code"><text:span text:style-name="T4">isHomogeneous(int[] values)</text:span></text:span><text:span text:style-name="Absatz-Standardschriftart"><text:span text:style-name="T2">, die testet, ob alle Werte im Array gleich sind. Prinzipiell darf das Array beliebig groß sein.</text:span></text:span></text:p>
          <text:p text:style-name="P15"><text:span text:style-name="Absatz-Standardschriftart"><text:span text:style-name="T2">Schreibe eine Methode</text:span></text:span><text:span text:style-name="apple-converted-space"><text:span text:style-name="T2"> </text:span></text:span><text:span text:style-name="HTML_20_Code"><text:span text:style-name="T4">int[] occurrences(int[] values)</text:span></text:span><text:span text:style-name="Absatz-Standardschriftart"><text:span text:style-name="T2">, die ein neues Array der Größe 6 liefert, das anzeigt, welche Augenzahl wie oft vorkommt.</text:span></text:span></text:p>
          <text:p text:style-name="P15"><text:span text:style-name="Absatz-Standardschriftart"><text:span text:style-name="T2">Schreibe eine Methode</text:span></text:span><text:span text:style-name="apple-converted-space"><text:span text:style-name="T2"> </text:span></text:span><text:span text:style-name="HTML_20_Code"><text:span text:style-name="T4">isFullHouse(int[] values)</text:span></text:span><text:span text:style-name="Absatz-Standardschriftart"><text:span text:style-name="T2">, die prüft, ob drei Würfel den gleichen Wert und zwei andere Würfel einen anderen gleichen Wert haben. Bei {1, 1, 1, 2, 2} liegt ein solcher Fall zum Beispiel vor.</text:span></text:span></text:p>
          <text:p text:style-name="P16">Erstelle main Methode in welcher Würfel gewürfelt werden und mit dem Würfelergebnis die anderen Methoden verwendet werden.</text:p>
        </text:list-header>
      </text:list>
      <text:p text:style-name="P6"><text:span text:style-name="Absatz-Standardschriftart"><text:span text:style-name="T2"/></text:span></text:p>
      <text:p text:style-name="P6"><text:span text:style-name="Absatz-Standardschriftart"><text:span text:style-name="T2"/></text:span></text:p>
      <text:p text:style-name="P17"><text:span text:style-name="Absatz-Standardschriftart"><text:span text:style-name="T2">Wir können annehmen, dass die Methoden immer mit korrekten Werten aufgerufen werden, also das Array nie</text:span></text:span><text:span text:style-name="apple-converted-space"><text:span text:style-name="T2"> </text:span></text:span><text:span text:style-name="HTML_20_Code"><text:span text:style-name="T4">null</text:span></text:span><text:span text:style-name="apple-converted-space"><text:span text:style-name="T5"> </text:span></text:span><text:span text:style-name="Absatz-Standardschriftart"><text:span text:style-name="T2">ist, die Anzahl Elemente immer korrekt ist und die Werte immer in den Wertebereichen liegen.</text:span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oft-page-break/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7"><text:span text:style-name="Absatz-Standardschriftart"><text:span text:style-name="T2"/></text:span></text:p>
      <text:p text:style-name="P18"><text:span text:style-name="Absatz-Standardschriftart"><text:span text:style-name="T11">Aufgabe 3:</text:span></text:span></text:p>
      <text:p text:style-name="P19"/>
      <text:p text:style-name="P14">Erstelle eine Klasse Phone mit den Attributen:</text:p>
      <text:p text:style-name="P13"/>
      <text:p text:style-name="P13">marke : String, model : String, color : String und battery : int</text:p>
      <text:p text:style-name="P13"><text:s/></text:p>
      <text:p text:style-name="P13"><text:s/></text:p>
      <text:p text:style-name="P13">Die folgenden Funktionen sollen erstellt werden:</text:p>
      <text:p text:style-name="P13"><text:s/></text:p>
      <text:p text:style-name="P13">get_battery_status () : int</text:p>
      <text:p text:style-name="P13">print_phone_infos() : void</text:p>
      <text:p text:style-name="P13">reduce_battery_by (number : int) : void </text:p>
      <text:p text:style-name="P13">charge_battery_by(numver : int) : void</text:p>
      <text:p text:style-name="P13"><text:s/></text:p>
      <text:p text:style-name="P13">und dem konstruktor Phone (make : String, model : String , color : String)</text:p>
      <text:p text:style-name="P13"><text:s/></text:p>
      <text:p text:style-name="P13">Ein Phone hat zu Beginn 100 % akku</text:p>
      <text:p text:style-name="P13"/>
      <text:p text:style-name="P13"/>
      <text:p text:style-name="P13">Erstelle dann eine Testklasse und lade das Handy auf. Hol dir den Batteriestatus und reduziere den Akkustand.</text:p>
      <text:p text:style-name="P13">Am Ende rufe die Funktion print_phone_infos () auf um alle Infos zum Handy an der Konsole auszugeben.</text:p>
      <text:p text:style-name="P13"/>
      <text:p text:style-name="P13"/>
      <text:p text:style-name="P13">Ergaenzung:</text:p>
      <text:p text:style-name="P13"/>
      <text:p text:style-name="P13">Erga<text:span text:style-name="T13">e</text:span>nze der Klasse um eine <text:span text:style-name="T14">statische </text:span>ArrayListe. Jedes Mal wenn ein Phone erzeugt wird, soll der Name der Phone Modells der ArrayListe hinzugefuegt werden.</text:p>
      <text:p text:style-name="P13">* Rufe ueber die Klasse dann die ArrayListe mit aller erstellten Phones auf</text:p>
      <text:p text:style-name="P13"/>
      <text:p text:style-name="P12"><text:span text:style-name="Absatz-Standardschriftar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1.5pt" style:font-weight-complex="bold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apple-converted-space" style:family="text" style:parent-style-name="Absatz-Standardschriftart"/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Überschrift_20_2_20_Zchn" style:display-name="Überschrift 2 Zchn" style:family="text" style:parent-style-name="Absatz-Standardschriftart">
      <style:text-properties fo:color="#000000" loext:opacity="100%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1.5pt" style:font-weight-complex="bold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2-12T14:12:00Z</meta:creation-date>
    <dc:date>2024-02-13T22:44:04.746960269</dc:date>
    <meta:editing-cycles>9</meta:editing-cycles>
    <meta:editing-duration>PT21M20S</meta:editing-duration>
    <meta:document-statistic meta:table-count="0" meta:image-count="0" meta:object-count="0" meta:page-count="3" meta:paragraph-count="40" meta:word-count="431" meta:character-count="2866" meta:non-whitespace-character-count="2462"/>
    <meta:template xlink:type="simple" xlink:actuate="onRequest" xlink:title="" xlink:href="Normal.dotm"/>
  </office:meta>
</office:document-meta>
</file>